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0543in"/>
    </style:style>
    <style:style style:name="co4" style:family="table-column">
      <style:table-column-properties fo:break-before="auto" style:column-width="3.4602in"/>
    </style:style>
    <style:style style:name="co5" style:family="table-column">
      <style:table-column-properties fo:break-before="auto" style:column-width="2.9591in"/>
    </style:style>
    <style:style style:name="co6" style:family="table-column">
      <style:table-column-properties fo:break-before="auto" style:column-width="2.8425in"/>
    </style:style>
    <style:style style:name="co7" style:family="table-column">
      <style:table-column-properties fo:break-before="auto" style:column-width="0.7701in"/>
    </style:style>
    <style:style style:name="co8" style:family="table-column">
      <style:table-column-properties fo:break-before="auto" style:column-width="1.5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2752in"/>
    </style:style>
    <style:style style:name="co12" style:family="table-column">
      <style:table-column-properties fo:break-before="auto" style:column-width="2.839in"/>
    </style:style>
    <style:style style:name="co13" style:family="table-column">
      <style:table-column-properties fo:break-before="auto" style:column-width="3.872in"/>
    </style:style>
    <style:style style:name="co14" style:family="table-column">
      <style:table-column-properties fo:break-before="auto" style:column-width="2.7984in"/>
    </style:style>
    <style:style style:name="co15" style:family="table-column">
      <style:table-column-properties fo:break-before="auto" style:column-width="1.2118in"/>
    </style:style>
    <style:style style:name="co16" style:family="table-column">
      <style:table-column-properties fo:break-before="auto" style:column-width="3.0291in"/>
    </style:style>
    <style:style style:name="co17" style:family="table-column">
      <style:table-column-properties fo:break-before="auto" style:column-width="5.261in"/>
    </style:style>
    <style:style style:name="co18" style:family="table-column">
      <style:table-column-properties fo:break-before="auto" style:column-width="3.7673in"/>
    </style:style>
    <style:style style:name="co19" style:family="table-column">
      <style:table-column-properties fo:break-before="auto" style:column-width="1.2319in"/>
    </style:style>
    <style:style style:name="co20" style:family="table-column">
      <style:table-column-properties fo:break-before="auto" style:column-width="1.7654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6909in"/>
    </style:style>
    <style:style style:name="co23" style:family="table-column">
      <style:table-column-properties fo:break-before="auto" style:column-width="4.4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3909in" fo:break-before="auto" style:use-optimal-row-height="true"/>
    </style:style>
    <style:style style:name="ro9" style:family="table-row">
      <style:table-row-properties style:row-height="0.5866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7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/>
          <table:table-cell table:style-name="ce17"/>
          <table:table-cell table:style-name="ce19"/>
          <table:table-cell table:style-name="ce10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7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4.414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-Test</text:p>
          </table:table-cell>
          <table:table-cell table:style-name="ce10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20" office:value-type="string" calcext:value-type="string">
            <text:p>Verify each TODO item has an associated AzDo item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20" office:value-type="string" calcext:value-type="string">
            <text:p>Verify no compilation errors or warnings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20" office:value-type="string" calcext:value-type="string">
            <text:p>Line Coverage &gt; 75%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 by running `./scripts/formatter.sh dry-run`</text:p>
          </table:table-cell>
          <table:table-cell table:style-name="ce20" office:value-type="string" calcext:value-type="string">
            <text:p>Should give `No formatting errors found.`</text:p>
          </table:table-cell>
          <table:table-cell table:number-columns-repeated="5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re Software" table:style-name="ta2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9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/>
          <table:table-cell table:style-name="ce17"/>
          <table:table-cell table:style-name="ce19"/>
          <table:table-cell table:style-name="ce17"/>
          <table:table-cell table:style-name="ce10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7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7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office:annotation draw:style-name="gr1" draw:text-style-name="P2" svg:width="1.1413in" svg:height="1.1469in" svg:x="16.90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20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20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20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20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20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de-GPS Hat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55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 table:number-columns-repeated="2"/>
          <table:table-cell table:style-name="ce19"/>
          <table:table-cell table:style-name="ce10" table:number-columns-repeated="3"/>
          <table:table-cell table:number-columns-repeated="56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0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7.1827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office:annotation draw:style-name="gr1" draw:text-style-name="P2" svg:width="1.1413in" svg:height="1.1469in" svg:x="18.877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0" office:value-type="string" calcext:value-type="string">
            <text:p>Comments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members are documented.</text:p>
          </table:table-cell>
          <table:table-cell table:number-columns-repeated="5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functions are documented with their interaction clear.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20" office:value-type="string" calcext:value-type="string">
            <text:p>Color should match actual status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20" office:value-type="string" calcext:value-type="string">
            <text:p>Markdown documentation should be up to date, accurate. <text:s/>Markdown should render puml images.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20" office:value-type="string" calcext:value-type="string">
            <text:p>Verify namespace architecture. <text:s/>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20" office:value-type="string" calcext:value-type="string">
            <text:p>Date and Version should be updated appropriately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20" office:value-type="string" calcext:value-type="string">
            <text:p>Code follows SOLID principles</text:p>
          </table:table-cell>
          <table:table-cell table:number-columns-repeated="5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GPS Driver w/ NO GPS</text:p>
          </table:table-cell>
          <table:table-cell office:value-type="string" calcext:value-type="string">
            <text:p>Run Executable GPS Driver on device that does not have a GPS Device.</text:p>
          </table:table-cell>
          <table:table-cell office:value-type="string" calcext:value-type="string">
            <text:p>GPS Driver should run and publish “No Fix” Data.  </text:p>
            <text:p>No memory leaks/corruptions.</text:p>
          </table:table-cell>
          <table:table-cell table:number-columns-repeated="5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GPS Driver w/ GPS</text:p>
          </table:table-cell>
          <table:table-cell office:value-type="string" calcext:value-type="string">
            <text:p>Run Executable GPS Driver on device that does have a GPS Device.</text:p>
          </table:table-cell>
          <table:table-cell office:value-type="string" calcext:value-type="string">
            <text:p>GPS Driver should run and publish “Fix” Data.</text:p>
            <text:p> No memory leaks/corruptions.</text:p>
          </table:table-cell>
          <table:table-cell table:number-columns-repeated="5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un GPS Hat Node on Device w/ GPS</text:p>
          </table:table-cell>
          <table:table-cell office:value-type="string" calcext:value-type="string">
            <text:p>Launch GPS Node on Device that has GPS</text:p>
          </table:table-cell>
          <table:table-cell office:value-type="string" calcext:value-type="string">
            <text:p>No diagnostics.    </text:p>
            <text:p>No memory leaks.</text:p>
            <text:p>Reports GPS info via ROS</text:p>
          </table:table-cell>
          <table:table-cell table:number-columns-repeated="59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de-Servo Hat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3" table:default-cell-style-name="ce1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55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/>
          <table:table-cell table:style-name="ce17"/>
          <table:table-cell table:style-name="ce19"/>
          <table:table-cell table:style-name="ce10" table:number-columns-repeated="3"/>
          <table:table-cell table:number-columns-repeated="56"/>
        </table:table-row>
        <table:table-row table:style-name="ro7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7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6.3575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office:annotation draw:style-name="gr1" draw:text-style-name="P2" svg:width="1.1413in" svg:height="1.1469in" svg:x="18.05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0" office:value-type="string" calcext:value-type="string">
            <text:p>Comments</text:p>
          </table:table-cell>
          <table:table-cell table:number-columns-repeated="54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members are documented.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functions are documented with their interaction clear.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20" office:value-type="string" calcext:value-type="string">
            <text:p>Color should match actual status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20" office:value-type="string" calcext:value-type="string">
            <text:p>Markdown documentation should be up to date, accurate. <text:s/>Markdown should render puml images.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20" office:value-type="string" calcext:value-type="string">
            <text:p>Verify namespace architecture. <text:s/>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20" office:value-type="string" calcext:value-type="string">
            <text:p>Date and Version should be updated appropriately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20" office:value-type="string" calcext:value-type="string">
            <text:p>Code follows SOLID principles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Servo Driver w/ NO Servo Hat</text:p>
          </table:table-cell>
          <table:table-cell office:value-type="string" calcext:value-type="string">
            <text:p>Run Executable Servo Hat Driver on device that does not have a Servo Hat.</text:p>
          </table:table-cell>
          <table:table-cell office:value-type="string" calcext:value-type="string">
            <text:p>Executable Servo Driver should warn that it’s not connected, but </text:p>
            <text:p>No memory leaks/corruptions.</text:p>
          </table:table-cell>
          <table:table-cell table:number-columns-repeated="59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GPS Driver w/ GPS</text:p>
          </table:table-cell>
          <table:table-cell office:value-type="string" calcext:value-type="string">
            <text:p>Run Executable GPS Driver on device that does have a GPS Device.</text:p>
          </table:table-cell>
          <table:table-cell office:value-type="string" calcext:value-type="string">
            <text:p>GPS Driver should run and publish “Fix” Data.</text:p>
            <text:p> No memory leaks/corruptions.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un GPS Hat Node on Device w/ GPS</text:p>
          </table:table-cell>
          <table:table-cell office:value-type="string" calcext:value-type="string">
            <text:p>Launch GPS Node on Device that has GPS</text:p>
          </table:table-cell>
          <table:table-cell office:value-type="string" calcext:value-type="string">
            <text:p>No diagnostics.    </text:p>
            <text:p>No memory leaks.</text:p>
            <text:p>Reports GPS info via ROS</text:p>
          </table:table-cell>
          <table:table-cell table:number-columns-repeated="59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General.A2:General.H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15:50:12.234473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22T15:52:30.450777870</dc:date>
    <meta:generator>LibreOffice/6.4.7.2$Linux_X86_64 LibreOffice_project/40$Build-2</meta:generator>
    <meta:editing-duration>PT18H34M56S</meta:editing-duration>
    <meta:editing-cycles>86</meta:editing-cycles>
    <meta:document-statistic meta:table-count="4" meta:cell-count="1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